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40000001B0D78365A4.eps" manifest:media-type=""/>
  <manifest:file-entry manifest:full-path="Pictures/2000000200000215000001289D4A4D31.eps" manifest:media-type=""/>
  <manifest:file-entry manifest:full-path="Pictures/20001A2300004F1D00003B56CB9C1C76.wmf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6cm" svg:height="2.285cm" svg:x="2.994cm" svg:y="1.257cm">
          <draw:image xlink:href="Pictures/20001A2300004F1D00003B56CB9C1C76.wmf" xlink:type="simple" xlink:show="embed" xlink:actuate="onLoad">
            <text:p/>
          </draw:image>
        </draw:frame>
        <draw:frame draw:style-name="gr2" draw:text-style-name="P3" xml:id="id1" draw:id="id1" draw:layer="layout" svg:width="1.979cm" svg:height="1.457cm" svg:x="0.336cm" svg:y="0.324cm">
          <draw:text-box>
            <text:p text:style-name="P2"><text:span text:style-name="T1">ایمپلیفائر کے خطی حدود</text:span></text:p>
            <text:p text:style-name="P2"><text:span text:style-name="T1"><text:s/></text:span><text:span text:style-name="T1">کے اندر خارجی اشارہ</text:span></text:p>
            <text:p text:style-name="P2"><text:span text:style-name="T1"><text:s/></text:span><text:span text:style-name="T1">شکل برقرار رکھتا ہے</text:span></text:p>
          </draw:text-box>
        </draw:frame>
        <draw:custom-shape draw:style-name="gr3" draw:text-style-name="P4" xml:id="id2" draw:id="id2" draw:layer="layout" svg:width="0.322cm" svg:height="0.877cm" draw:transform="rotate (1.5707963267949) translate (3.382cm 1.39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xml:id="id3" draw:id="id3" draw:layer="layout" svg:width="2.03cm" svg:height="2.261cm" svg:x="6.083cm" svg:y="0.431cm">
          <draw:text-box>
            <text:p text:style-name="P2"><text:span text:style-name="T1">ایمپلیفائر کے خطی حدود</text:span></text:p>
            <text:p text:style-name="P2"><text:span text:style-name="T1">سے تجاوز پر خارجی اشارہ</text:span></text:p>
            <text:p text:style-name="P2"><text:span text:style-name="T1"><text:s/></text:span><text:span text:style-name="T1">کٹ جاتا ہے۔اس عمل</text:span></text:p>
            <text:p text:style-name="P2"><text:span text:style-name="T1"><text:s/></text:span><text:span text:style-name="T1">کو ایمپلیفائر کا لبریز ہونا</text:span></text:p>
            <text:p text:style-name="P2"><text:span text:style-name="T1"><text:s/></text:span><text:span text:style-name="T1">کہتے ہیں</text:span></text:p>
          </draw:text-box>
        </draw:frame>
        <draw:connector draw:style-name="gr4" draw:text-style-name="P4" draw:layer="layout" draw:type="curve" draw:line-skew="0cm 0.288cm" svg:x1="2.315cm" svg:y1="1.052cm" svg:x2="3.82cm" svg:y2="1.072cm" draw:start-shape="id1" draw:start-glue-point="1" draw:end-shape="id2" draw:end-glue-point="6" svg:d="M2315 1052c799 0 665-98 842-173s663-129 663 193" svg:viewBox="0 0 1506 251">
          <text:p/>
        </draw:connector>
        <draw:custom-shape draw:style-name="gr3" draw:text-style-name="P4" xml:id="id4" draw:id="id4" draw:layer="layout" svg:width="0.322cm" svg:height="0.877cm" draw:transform="rotate (1.5707963267949) translate (4.403cm 1.4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" draw:text-style-name="P4" draw:layer="layout" draw:type="curve" draw:line-skew="1.798cm 0.915cm" svg:x1="6.083cm" svg:y1="1.561cm" svg:x2="4.841cm" svg:y2="1.123cm" draw:start-shape="id3" draw:start-glue-point="3" draw:end-shape="id4" draw:end-glue-point="1" svg:d="M6083 1561c-576 0-479-358-646-571s-596-282-596 133" svg:viewBox="0 0 1243 742">
          <text:p/>
        </draw:connector>
        <draw:frame draw:style-name="gr2" draw:text-style-name="P3" xml:id="id5" draw:id="id5" draw:layer="layout" svg:width="1.967cm" svg:height="1.055cm" svg:x="0.337cm" svg:y="2.299cm">
          <draw:text-box>
            <text:p text:style-name="P2"><text:span text:style-name="T1">خارجی اشارہ اس حد</text:span></text:p>
            <text:p text:style-name="P2"><text:span text:style-name="T1"><text:s/></text:span><text:span text:style-name="T1">سے تجاوز نہیں کر سکتا</text:span></text:p>
          </draw:text-box>
        </draw:frame>
        <draw:line draw:style-name="gr5" draw:text-style-name="P4" xml:id="id6" draw:id="id6" draw:layer="layout" svg:x1="4.582cm" svg:y1="3.162cm" svg:x2="3.872cm" svg:y2="3.162cm">
          <text:p/>
        </draw:line>
        <draw:connector draw:style-name="gr4" draw:text-style-name="P4" draw:layer="layout" draw:type="curve" svg:x1="2.304cm" svg:y1="2.826cm" svg:x2="3.872cm" svg:y2="3.162cm" draw:start-shape="id5" draw:start-glue-point="1" draw:end-shape="id6" draw:end-glue-point="3" svg:d="M2304 2826c1176 0 392 336 1568 336" svg:viewBox="0 0 1569 337">
          <text:p/>
        </draw:connector>
      </draw:page>
      <draw:page draw:name="page2" draw:style-name="dp1" draw:master-page-name="Default">
        <draw:frame draw:style-name="gr1" draw:text-style-name="P1" draw:layer="layout" svg:width="8.321cm" svg:height="4.653cm" svg:x="0.271cm" svg:y="0.348cm">
          <draw:image xlink:href="Pictures/2000000200000215000001289D4A4D31.eps" xlink:type="simple" xlink:show="embed" xlink:actuate="onLoad">
            <text:p/>
          </draw:image>
        </draw:frame>
        <draw:frame draw:style-name="gr6" draw:layer="layout" svg:width="0.408cm" svg:height="0.355cm" svg:x="7.863cm" svg:y="1.4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4cm" svg:height="0.356cm" svg:x="5.403cm" svg:y="1.48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68cm" svg:height="0.47cm" svg:x="7.853cm" svg:y="0.9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38cm" svg:height="0.47cm" svg:x="7.779cm" svg:y="1.72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5.033cm" svg:height="4.158cm" svg:x="0.311cm" svg:y="0.376cm">
          <draw:image xlink:href="Pictures/2000000200000240000001B0D78365A4.eps" xlink:type="simple" xlink:show="embed" xlink:actuate="onLoad">
            <text:p/>
          </draw:image>
        </draw:frame>
        <draw:frame draw:style-name="gr6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08cm" svg:height="0.355cm" svg:x="0.491cm" svg:y="2.9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43:58.659789513</dc:date>
    <meta:editing-duration>PT13S</meta:editing-duration>
    <meta:editing-cycles>2</meta:editing-cycles>
    <meta:generator>LibreOffice/4.2.8.2$Linux_x86 LibreOffice_project/420m0$Build-2</meta:generator>
    <meta:document-statistic meta:object-count="18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